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8f70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8f70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8f70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8f70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8f70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8f70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8f70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8f70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8f70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8f70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8f70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8f70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8f70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8f70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8f70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8f70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8f70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Daniela Victoria Millán  Marín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/4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7041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Daniel José Del Valle Millán Azocar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00878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06.03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81" meta:character-count="1176" meta:non-whitespace-character-count="1004"/>
    <meta:template xlink:type="simple" xlink:actuate="onRequest" xlink:title="Normal" xlink:href=""/>
  </office:meta>
</office:document-meta>
</file>